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3.9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6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011cm" svg:height="9.004cm" svg:x="16.561cm" svg:y="5.419cm">
            <draw:object draw:notify-on-update-of-ranges="Sheet1.F1:Sheet1.F1 Sheet1.F2:Sheet1.F11 Sheet1.G1:Sheet1.G1 Sheet1.G2:Sheet1.G1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0.136cm" svg:y="5.492cm">
            <draw:object draw:notify-on-update-of-ranges="Sheet1.A1:Sheet1.A1 Sheet1.A2:Sheet1.A11 Sheet1.C1:Sheet1.C1 Sheet1.C2:Sheet1.C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3" table:default-cell-style-name="Default"/>
        <table:table-column table:style-name="co1" table:default-cell-style-name="ce3"/>
        <table:table-column table:style-name="co4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Número de Swaptions</text:p>
          </table:table-cell>
          <table:table-cell table:style-name="ce1" office:value-type="string" calcext:value-type="string">
            <text:p>Número de Simulações</text:p>
          </table:table-cell>
          <table:table-cell table:style-name="ce1" office:value-type="string" calcext:value-type="string">
            <text:p>Tempo</text:p>
          </table:table-cell>
          <table:table-cell/>
          <table:table-cell table:style-name="ce1" office:value-type="string" calcext:value-type="string">
            <text:p>Número de Swaptions</text:p>
          </table:table-cell>
          <table:table-cell table:style-name="ce1" office:value-type="string" calcext:value-type="string">
            <text:p>Número de Simulações</text:p>
          </table:table-cell>
          <table:table-cell table:style-name="ce1" office:value-type="string" calcext:value-type="string">
            <text:p>Tempo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052" calcext:value-type="float">
            <text:p>0,052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.072" calcext:value-type="float">
            <text:p>0,0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.104" calcext:value-type="float">
            <text:p>0,104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124" calcext:value-type="float">
            <text:p>0,124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212" calcext:value-type="float">
            <text:p>0,212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0.216" calcext:value-type="float">
            <text:p>0,21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412" calcext:value-type="float">
            <text:p>0,41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392" calcext:value-type="float">
            <text:p>0,39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812" calcext:value-type="float">
            <text:p>0,81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0.716" calcext:value-type="float">
            <text:p>0,71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.632" calcext:value-type="float">
            <text:p>1,63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float" office:value="1.428" calcext:value-type="float">
            <text:p>1,42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3.228" calcext:value-type="float">
            <text:p>3,2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600" calcext:value-type="float">
            <text:p>1600</text:p>
          </table:table-cell>
          <table:table-cell office:value-type="float" office:value="2.912" calcext:value-type="float">
            <text:p>2,912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office:value-type="float" office:value="7.388" calcext:value-type="float">
            <text:p>7,38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200" calcext:value-type="float">
            <text:p>3200</text:p>
          </table:table-cell>
          <table:table-cell office:value-type="float" office:value="5.656" calcext:value-type="float">
            <text:p>5,656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100" calcext:value-type="float">
            <text:p>100</text:p>
          </table:table-cell>
          <table:table-cell office:value-type="float" office:value="15.488" calcext:value-type="float">
            <text:p>15,48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400" calcext:value-type="float">
            <text:p>6400</text:p>
          </table:table-cell>
          <table:table-cell office:value-type="float" office:value="11.48" calcext:value-type="float">
            <text:p>11,48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100" calcext:value-type="float">
            <text:p>100</text:p>
          </table:table-cell>
          <table:table-cell office:value-type="float" office:value="26.124" calcext:value-type="float">
            <text:p>26,1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800" calcext:value-type="float">
            <text:p>12800</text:p>
          </table:table-cell>
          <table:table-cell office:value-type="float" office:value="22.588" calcext:value-type="float">
            <text:p>22,5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11:20:35.431371271</meta:creation-date>
    <dc:date>2017-08-21T12:26:42.744868912</dc:date>
    <meta:editing-duration>PT20M34S</meta:editing-duration>
    <meta:editing-cycles>3</meta:editing-cycles>
    <meta:generator>LibreOffice/4.2.8.2$Linux_x86 LibreOffice_project/420m0$Build-2</meta:generator>
    <meta:document-statistic meta:table-count="1" meta:cell-count="6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69cm" svg:y="0.316cm" chart:style-name="ch2">
          <text:p>Tempo</text:p>
        </chart:title>
        <chart:subtitle svg:x="4.715cm" svg:y="1.301cm" chart:style-name="ch3">
          <text:p>Baseado na quantidade de swaptions</text:p>
        </chart:subtitle>
        <chart:legend chart:legend-position="end" svg:x="13.65cm" svg:y="4.201cm" style:legend-expansion="high" chart:style-name="ch4"/>
        <chart:plot-area chart:style-name="ch5" table:cell-range-address="Sheet1.A1:Sheet1.A11 Sheet1.C1:Sheet1.C11" chart:data-source-has-labels="row" svg:x="0.32cm" svg:y="2.19cm" svg:width="13.011cm" svg:height="6.63cm">
          <chartooo:coordinate-region svg:x="0.941cm" svg:y="2.389cm" svg:width="11.925cm" svg:height="5.784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1.C2:Sheet1.C11" chart:label-cell-address="Sheet1.C1:Sheet1.C1" chart:class="chart:scatter">
            <chart:domain table:cell-range-address="Sheet1.A2:Sheet1.A11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o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A2:Sheet1.A11</svg:desc>
                </draw:g>
              </table:table-cell>
              <table:table-cell office:value-type="float" office:value="0.052">
                <text:p>0.052</text:p>
                <draw:g>
                  <svg:desc>Sheet1.C2:Sheet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.412">
                <text:p>0.4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">
                <text:p>800</text:p>
              </table:table-cell>
              <table:table-cell office:value-type="float" office:value="1.632">
                <text:p>1.6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">
                <text:p>1600</text:p>
              </table:table-cell>
              <table:table-cell office:value-type="float" office:value="3.228">
                <text:p>3.2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0">
                <text:p>3200</text:p>
              </table:table-cell>
              <table:table-cell office:value-type="float" office:value="7.388">
                <text:p>7.3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00">
                <text:p>6400</text:p>
              </table:table-cell>
              <table:table-cell office:value-type="float" office:value="15.488">
                <text:p>15.4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800">
                <text:p>12800</text:p>
              </table:table-cell>
              <table:table-cell office:value-type="float" office:value="26.124">
                <text:p>26.1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2cm" svg:height="9.005cm" xlink:href=".." xlink:type="simple" chart:class="chart:scatter" chart:style-name="ch1">
        <chart:title svg:x="7.275cm" svg:y="0.316cm" chart:style-name="ch2">
          <text:p>Tempo</text:p>
        </chart:title>
        <chart:subtitle svg:x="4.748cm" svg:y="1.301cm" chart:style-name="ch3">
          <text:p>Com base no número de simulações</text:p>
        </chart:subtitle>
        <chart:legend chart:legend-position="end" svg:x="13.663cm" svg:y="4.203cm" style:legend-expansion="high" chart:style-name="ch4"/>
        <chart:plot-area chart:style-name="ch5" table:cell-range-address="Sheet1.F1:Sheet1.G11" chart:data-source-has-labels="row" svg:x="0.32cm" svg:y="2.19cm" svg:width="13.023cm" svg:height="6.635cm">
          <chartooo:coordinate-region svg:x="0.941cm" svg:y="2.39cm" svg:width="11.937cm" svg:height="5.788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1.G2:Sheet1.G11" chart:label-cell-address="Sheet1.G1:Sheet1.G1" chart:class="chart:scatter">
            <chart:domain table:cell-range-address="Sheet1.F2:Sheet1.F11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Tempo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F2:Sheet1.F11</svg:desc>
                </draw:g>
              </table:table-cell>
              <table:table-cell office:value-type="float" office:value="0.072">
                <text:p>0.072</text:p>
                <draw:g>
                  <svg:desc>Sheet1.G2:Sheet1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0.716">
                <text:p>0.7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">
                <text:p>800</text:p>
              </table:table-cell>
              <table:table-cell office:value-type="float" office:value="1.428">
                <text:p>1.4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">
                <text:p>1600</text:p>
              </table:table-cell>
              <table:table-cell office:value-type="float" office:value="2.912">
                <text:p>2.9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0">
                <text:p>3200</text:p>
              </table:table-cell>
              <table:table-cell office:value-type="float" office:value="5.656">
                <text:p>5.6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00">
                <text:p>6400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800">
                <text:p>12800</text:p>
              </table:table-cell>
              <table:table-cell office:value-type="float" office:value="22.588">
                <text:p>22.5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